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1996年才剛開始，電信界就出了一條30年罕見的頭條大</text:p>
      <text:p text:style-name="PreformattedText">新聞。1月16日晚間8點10分，在電信法修正案、中華電信公司條</text:p>
      <text:p text:style-name="PreformattedText">例分別三讀通過後，電信三法的最後一法──電信總局組織條例在立法</text:p>
      <text:p text:style-name="PreformattedText">院三讀通過，完成立法程序。電信業的新遊戲規則確立，新的遊戲時</text:p>
      <text:p text:style-name="PreformattedText">代開始了。</text:p>
      <text:p text:style-name="PreformattedText"/>
      <text:p text:style-name="PreformattedText">電信三法是指電信法修正案、中華電信股份有限公司設置條例及</text:p>
      <text:p text:style-name="PreformattedText">交通部電信總局組織條例。新法將使我國的電信市場全面自由化，電</text:p>
      <text:p text:style-name="PreformattedText">信事業的經營權與行政權將一分為二，未來電信總局只負責電信行政</text:p>
      <text:p text:style-name="PreformattedText">監督，有關電信事業經營部分，轉交國營的中華電信公司負責。而電</text:p>
      <text:p text:style-name="PreformattedText">信業務也被重新明確地定義為第一類（設置電信機、線設備）基本</text:p>
      <text:p text:style-name="PreformattedText">電信服務事業，及第二類（利用第一類電信機線設備）附加軟硬體</text:p>
      <text:p text:style-name="PreformattedText">設備，提供加值電信服務的事業。</text:p>
      <text:p text:style-name="PreformattedText"/>
      <text:p text:style-name="PreformattedText">電信三法通過後，電信局營業部門預計在今年7月1日改制為</text:p>
      <text:p text:style-name="PreformattedText">中華電信有限公司。從2月起，大哥大、呼叫器、行動數據、中繼無線</text:p>
      <text:p text:style-name="PreformattedText">電、小型衛星地面系統等無線電通信業務宣佈開放。未來5年內，民</text:p>
      <text:p text:style-name="PreformattedText">間可望繼續參與國際電話、長途電話及市內電話等基本電信業務。一</text:p>
      <text:p text:style-name="PreformattedText">片亮麗的電信市場正在形成。</text:p>
      <text:p text:style-name="PreformattedText"/>
      <text:p text:style-name="PreformattedText">國內電信廠商欣喜萬分，外商看到修法的結果卻大搖其頭。原因</text:p>
      <text:p text:style-name="PreformattedText">是在第一類電信事業中，外商投資上限由股份總數的三分之一修正為</text:p>
      <text:p text:style-name="PreformattedText">五分之一，令外商進軍國內電信市場的如意算盤大打折扣。不過，第</text:p>
      <text:p text:style-name="PreformattedText">二類電信事業並未對外商投資設限，外商正可一展所長。</text:p>
      <text:p text:style-name="PreformattedText"/>
      <text:p text:style-name="PreformattedText">新法中新訂的收費及罰則也值得一提。電信法明定由交通部綜理</text:p>
      <text:p text:style-name="PreformattedText">電波監理業務，並向無線電頻率使用者收取使用費，未來三家無線電</text:p>
      <text:p text:style-name="PreformattedText">視台及各廣播電台均應依法繳交使用費。而為了重整電信秩序，新法</text:p>
      <text:p text:style-name="PreformattedText">對違法者提高罰則，分別處以3個月至5年以下有期徒刑，3萬元</text:p>
      <text:p text:style-name="PreformattedText">至250萬元的罰金。</text:p>
      <text:p text:style-name="PreformattedText"/>
      <text:p text:style-name="PreformattedText">一直受到爭議的地下電台也將納入新法管理範圍。地下電台將有</text:p>
      <text:p text:style-name="PreformattedText">6個月的緩衝期進行合法化，新法中規定半年後將開始取締干擾電信</text:p>
      <text:p text:style-name="PreformattedText">業者，屆時尚未合法化的電台負責人將被處以6個月以下有期徒刑，</text:p>
      <text:p text:style-name="PreformattedText">得科或併科30萬元以下罰金。</text:p>
      <text:p text:style-name="PreformattedText"/>
      <text:p text:style-name="PreformattedText">在此次修法過程中一直要求保障員工權益、力主「產業民主」</text:p>
      <text:p text:style-name="PreformattedText">的電信工會，並沒有如願達成「中華電信公司三分之一董事由員工代</text:p>
      <text:p text:style-name="PreformattedText">表擔任」的心願。朝野協商之後，同意在中華電信公司組織條例中明</text:p>
      <text:p text:style-name="PreformattedText">定「中華電信公司五分之一董事由學者專家代表擔任，學者專家代表</text:p>
      <text:p text:style-name="PreformattedText">應包含員工代表」。</text:p>
      <text:p text:style-name="PreformattedText"/>
      <text:p text:style-name="PreformattedText">有趣的是，在電信三法三讀前夕宣佈將電信中心外移的宏碁集團董事</text:p>
      <text:p text:style-name="PreformattedText">長施振榮在聽到三法通過後仍表示不會改變初衷。施振榮對媒體表示</text:p>
      <text:p text:style-name="PreformattedText">，宏碁的全球電信網路控制中心將移往香港或夏威夷，代表的是宏碁</text:p>
      <text:p text:style-name="PreformattedText">集團的「擴張」而非「出走」。</text:p>
      <text:p text:style-name="PreformattedText"/>
      <text:p text:style-name="PreformattedText">LESS是一個CSS的預處理器，讓CSS具有動態性。因為LESS能</text:p>
      <text:p text:style-name="PreformattedText">內嵌入瀏覽器中，動態的轉為CSS。LESS擁有變數、混和、層次結構</text:p>
      <text:p text:style-name="PreformattedText">、運算式及函數呼叫等概念。擁有變數的概念就可以允許開發者單獨</text:p>
      <text:p text:style-name="PreformattedText">定一系列通用的樣式，然後在需要的時候去調用。所以在做全局樣式</text:p>
      <text:p text:style-name="PreformattedText">調整的時候，可能只需要修改幾行程式碼就可以了。混合可以將</text:p>
      <text:p text:style-name="PreformattedText">一個定義好的class A輕鬆的引進另一個class B中，從而簡單</text:p>
      <text:p text:style-name="PreformattedText">實現class B繼承class A中所有的屬性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9-01-07T09:24:00Z</meta:creation-date>
    <dc:date>2019-01-07T09:26:00Z</dc:date>
    <meta:template xlink:href="Normal.dotm" xlink:type="simple"/>
    <meta:editing-cycles>2</meta:editing-cycles>
    <meta:editing-duration>PT120S</meta:editing-duration>
    <meta:document-statistic meta:page-count="1" meta:paragraph-count="2" meta:word-count="191" meta:character-count="1283" meta:row-count="9" meta:non-whitespace-character-count="1094"/>
  </office:meta>
</office:document-meta>
</file>